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variant="normal" fo:text-transform="none" fo:color="#1d2125" loext:opacity="100%" style:font-name="apple-system" fo:font-size="11.25pt" fo:letter-spacing="normal" fo:font-style="normal"/>
    </style:style>
    <style:style style:name="T2" style:family="text"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T3" style:family="text">
      <style:text-properties fo:font-variant="normal" fo:text-transform="none" fo:color="#1d2125" loext:opacity="100%" style:font-name="apple-system" fo:letter-spacing="normal" fo:font-style="normal"/>
    </style:style>
    <style:style style:name="T4" style:family="text">
      <style:text-properties officeooo:rsid="001f24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Cuenta y repositorios Github</text:span> </text:p>
      <text:p text:style-name="P1"/>
      <text:p text:style-name="P2">Cuenta github: <text:a xlink:type="simple" xlink:href="https://github.com/Amaado" text:style-name="Internet_20_link" text:visited-style-name="Visited_20_Internet_20_Link">https://github.com/Amaado</text:a></text:p>
      <text:p text:style-name="P2"/>
      <text:p text:style-name="P2">Repositorio java: <text:a xlink:type="simple" xlink:href="https://github.com/Amaado/AD_Dam" text:style-name="Internet_20_link" text:visited-style-name="Visited_20_Internet_20_Link">https://github.com/Amaado/AD_Dam</text:a></text:p>
      <text:p text:style-name="P2"/>
      <text:p text:style-name="P3">Repositorio kotlin: <text:a xlink:type="simple" xlink:href="https://github.com/Amaado/PMDM_DAM" text:style-name="Internet_20_link" text:visited-style-name="Visited_20_Internet_20_Link">https://github.com/Amaado/PMDM<text:span text:style-name="T4">_DAM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21:11:28.791000000</meta:creation-date>
    <dc:date>2024-10-03T21:16:16.345000000</dc:date>
    <meta:editing-duration>PT4M48S</meta:editing-duration>
    <meta:editing-cycles>1</meta:editing-cycles>
    <meta:document-statistic meta:table-count="0" meta:image-count="0" meta:object-count="0" meta:page-count="1" meta:paragraph-count="4" meta:word-count="13" meta:character-count="173" meta:non-whitespace-character-count="163"/>
    <meta:generator>LibreOffice/24.2.3.2$Windows_X86_64 LibreOffice_project/433d9c2ded56988e8a90e6b2e771ee4e6a5ab2ba</meta:generator>
  </office:meta>
</office:document-meta>
</file>